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e03" officeooo:paragraph-rsid="00031e03"/>
    </style:style>
    <style:style style:name="P2" style:family="paragraph" style:parent-style-name="Standard">
      <style:text-properties officeooo:rsid="000574d0" officeooo:paragraph-rsid="000574d0"/>
    </style:style>
    <style:style style:name="P3" style:family="paragraph" style:parent-style-name="Standard">
      <style:text-properties officeooo:rsid="000698da" officeooo:paragraph-rsid="000698da"/>
    </style:style>
    <style:style style:name="P4" style:family="paragraph" style:parent-style-name="Standard">
      <style:text-properties officeooo:rsid="00076341" officeooo:paragraph-rsid="00076341"/>
    </style:style>
    <style:style style:name="P5" style:family="paragraph" style:parent-style-name="Standard">
      <style:text-properties fo:font-weight="bold" officeooo:rsid="00076341" officeooo:paragraph-rsid="00076341" style:font-weight-asian="bold" style:font-weight-complex="bold"/>
    </style:style>
    <style:style style:name="P6" style:family="paragraph" style:parent-style-name="Standard">
      <style:text-properties fo:font-weight="bold" officeooo:rsid="000b126b" officeooo:paragraph-rsid="000b126b" style:font-weight-asian="bold" style:font-weight-complex="bold"/>
    </style:style>
    <style:style style:name="P7" style:family="paragraph" style:parent-style-name="Standard">
      <style:text-properties fo:font-weight="bold" officeooo:rsid="000cb41b" officeooo:paragraph-rsid="000cb41b" style:font-weight-asian="bold" style:font-weight-complex="bold"/>
    </style:style>
    <style:style style:name="P8" style:family="paragraph" style:parent-style-name="Standard">
      <style:text-properties fo:font-weight="bold" officeooo:rsid="000cce75" officeooo:paragraph-rsid="000cce75" style:font-weight-asian="bold" style:font-weight-complex="bold"/>
    </style:style>
    <style:style style:name="P9" style:family="paragraph" style:parent-style-name="Standard">
      <style:text-properties fo:font-weight="normal" officeooo:rsid="000b126b" officeooo:paragraph-rsid="000b126b" style:font-weight-asian="normal" style:font-weight-complex="normal"/>
    </style:style>
    <style:style style:name="P10" style:family="paragraph" style:parent-style-name="Standard">
      <style:text-properties fo:font-weight="normal" officeooo:rsid="000c8a49" officeooo:paragraph-rsid="000c8a49" style:font-weight-asian="normal" style:font-weight-complex="normal"/>
    </style:style>
    <style:style style:name="P11" style:family="paragraph" style:parent-style-name="Standard">
      <style:text-properties fo:font-weight="bold" officeooo:rsid="000dc4df" officeooo:paragraph-rsid="000dc4df" style:font-weight-asian="bold" style:font-weight-complex="bold"/>
    </style:style>
    <style:style style:name="T1" style:family="text">
      <style:text-properties officeooo:rsid="00042f1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2f14" style:font-weight-asian="bold" style:font-weight-complex="bold"/>
    </style:style>
    <style:style style:name="T4" style:family="text">
      <style:text-properties fo:font-weight="bold" officeooo:rsid="0011edd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c4df" style:font-weight-asian="normal" style:font-weight-complex="normal"/>
    </style:style>
    <style:style style:name="T7" style:family="text">
      <style:text-properties fo:font-weight="normal" officeooo:rsid="0011edd1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s:</text:p>
      <text:p text:style-name="P1"/>
      <text:p text:style-name="P1"><text:span text:style-name="T2">ls</text:span>: contenido de un directorio</text:p>
      <text:p text:style-name="P1"><text:span text:style-name="T2">sudo</text:span>: super do, administrador</text:p>
      <text:p text:style-name="P1"><text:span text:style-name="T2">less</text:span>: parar patalla</text:p>
      <text:p text:style-name="P1"><text:span text:style-name="T2">-</text:span><text:span text:style-name="T3">l</text:span><text:span text:style-name="T1">: directorio largo</text:span></text:p>
      <text:p text:style-name="P2"><text:span text:style-name="T2">pwd</text:span>: print working direction</text:p>
      <text:p text:style-name="P3"><text:span text:style-name="T2">cd</text:span>: change directory</text:p>
      <text:p text:style-name="P4"><text:span text:style-name="T2">/etc</text:span>: directorio donde estan todas las configuraciones</text:p>
      <text:p text:style-name="P5">/etc/issues<text:span text:style-name="T5">: distribucion</text:span></text:p>
      <text:p text:style-name="P6">cat: <text:span text:style-name="T5">contenido de un directorio</text:span></text:p>
      <text:p text:style-name="P6">nano: <text:span text:style-name="T5">Editar un fichero</text:span></text:p>
      <text:p text:style-name="P7">grep: <text:span text:style-name="T5">buscar una cadena</text:span></text:p>
      <text:p text:style-name="P8">mv: <text:span text:style-name="T5">mover</text:span></text:p>
      <text:p text:style-name="P8">cp: <text:span text:style-name="T5">copiar</text:span><text:span text:style-name="T6">+</text:span></text:p>
      <text:p text:style-name="P11">ps:<text:span text:style-name="T5"> si se esta ejecutando un proceso</text:span></text:p>
      <text:p text:style-name="Standard"><text:span text:style-name="T4">echo $PATH: </text:span><text:span text:style-name="T7">muerstra el conteido de la variable path</text:span></text:p>
      <text:p text:style-name="P9"/>
      <text:p text:style-name="P10">Ruta hosts windows</text:p>
      <text:p text:style-name="P10">C:\Windows\System32\drivers\et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09:37:22.312795807</meta:creation-date>
    <dc:date>2018-03-07T09:57:05.332000000</dc:date>
    <meta:editing-duration>PT2H30M19S</meta:editing-duration>
    <meta:editing-cycles>7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18" meta:word-count="69" meta:character-count="468" meta:non-whitespace-character-count="417"/>
  </office:meta>
</office:document-meta>
</file>